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el" style:master-page-name="MP0" style:family="paragraph">
      <style:paragraph-properties fo:break-before="page" fo:text-align="center"/>
    </style:style>
    <style:style style:name="T2" style:parent-style-name="Hyperlink" style:family="text">
      <style:text-properties style:use-window-font-color="true" style:text-underline-type="none"/>
    </style:style>
  </office:automatic-styles>
  <office:body>
    <office:text text:use-soft-page-breaks="true">
      <text:p text:style-name="P1">Literatuurlijst</text:p>
      <text:p text:style-name="Standaard"/>
      <text:p text:style-name="Standaard"><text:a xlink:href="http://www.instructables.com/id/Ultrasonic-Range-detector-using-Arduino-and-the-SR/" office:target-frame-name="_top" xlink:show="replace"><text:span text:style-name="Hyperlink">http://www.instructables.com/id/Ultrasonic-Range-detector-using-Arduino-and-the-SR/</text:span></text:a></text:p>
      <text:p text:style-name="Standaard"><text:a xlink:href="http://arduinobasics.blogspot.be/2014/06/433-mhz-rf-module-with-arduino-tutorial.html" office:target-frame-name="_top" xlink:show="replace"><text:span text:style-name="Hyperlink">http://arduinobasics.blogspot.be/2014/06/433-mhz-rf-module-with-arduino-tutorial.html</text:span></text:a></text:p>
      <text:p text:style-name="Standaard"/>
      <text:p text:style-name="Standaard"><text:span text:style-name="T2">H-Brug:</text:span></text:p>
      <text:p text:style-name="Standaard">http://www.ti.com/lit/ds/symlink/l293.pdf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Titel" style:display-name="Titel" style:family="paragraph" style:parent-style-name="Standaard" style:next-style-name="Standaard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y elst</meta:initial-creator>
    <dc:creator>Mike</dc:creator>
    <meta:creation-date>2016-02-23T14:56:00Z</meta:creation-date>
    <dc:date>2016-02-23T15:01:00Z</dc:date>
    <meta:template xlink:href="Normal" xlink:type="simple"/>
    <meta:editing-cycles>3</meta:editing-cycles>
    <meta:editing-duration>PT60S</meta:editing-duration>
    <meta:document-statistic meta:page-count="1" meta:paragraph-count="1" meta:word-count="68" meta:character-count="441" meta:row-count="3" meta:non-whitespace-character-count="374"/>
  </office:meta>
</office:document-meta>
</file>